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1.0453in"/>
    </style:style>
    <style:style style:name="co4" style:family="table-column">
      <style:table-column-properties fo:break-before="auto" style:column-width="1.0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511" calcext:value-type="float">
            <text:p>511</text:p>
          </table:table-cell>
          <table:table-cell table:formula="of:=(([.C5]^2 * 510.99895 * SIN([.E5]) * [.G5]) / (([.C5] * COS([.E5]) - 510.99895 - [.C5])^2))" office:value-type="float" office:value="45.3036734363809" calcext:value-type="float">
            <text:p>45.3036734363809</text:p>
          </table:table-cell>
          <table:table-cell table:number-columns-repeated="6"/>
        </table:table-row>
        <table:table-row table:style-name="ro1">
          <table:table-cell office:value-type="float" office:value="0.23" calcext:value-type="float">
            <text:p>0.23</text:p>
          </table:table-cell>
          <table:table-cell table:number-columns-repeated="7"/>
        </table:table-row>
        <table:table-row table:style-name="ro1">
          <table:table-cell office:value-type="float" office:value="1.047198" calcext:value-type="float">
            <text:p>1.0471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ine (keV)</text:p>
          </table:table-cell>
          <table:table-cell office:value-type="string" calcext:value-type="string">
            <text:p>Angle (deg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error (deg)</text:p>
          </table:table-cell>
          <table:table-cell office:value-type="string" calcext:value-type="string">
            <text:p>Angle error/2 (rad)</text:p>
          </table:table-cell>
          <table:table-cell office:value-type="string" calcext:value-type="string">
            <text:p>Energy error (keV)</text:p>
          </table:table-cell>
        </table:table-row>
        <table:table-row table:style-name="ro1">
          <table:table-cell/>
          <table:table-cell office:value-type="string" calcext:value-type="string">
            <text:p>photons (det1)</text:p>
          </table:table-cell>
          <table:table-cell office:value-type="float" office:value="511" calcext:value-type="float">
            <text:p>511</text:p>
          </table:table-cell>
          <table:table-cell office:value-type="float" office:value="60" calcext:value-type="float">
            <text:p>60</text:p>
          </table:table-cell>
          <table:table-cell table:formula="of:=[.D5]/360*2*3.14" office:value-type="float" office:value="1.04666666666667" calcext:value-type="float">
            <text:p>1.04666666666667</text:p>
          </table:table-cell>
          <table:table-cell office:value-type="float" office:value="26.4" calcext:value-type="float">
            <text:p>26.4</text:p>
          </table:table-cell>
          <table:table-cell table:formula="of:=[.F5]/360*2*3.14/2" office:value-type="float" office:value="0.230266666666667" calcext:value-type="float">
            <text:p>0.230266666666667</text:p>
          </table:table-cell>
          <table:table-cell table:formula="of:=(([.C5]^2 * 510.99895 * SIN([.E5]) * [.G5]) / (([.C5] * COS([.E5]) - 510.99895 - [.C5])^2))" office:value-type="float" office:value="45.3036734363809" calcext:value-type="float">
            <text:p>45.3036734363809</text:p>
          </table:table-cell>
        </table:table-row>
        <table:table-row table:style-name="ro1">
          <table:table-cell table:number-columns-repeated="2"/>
          <table:table-cell office:value-type="float" office:value="1274" calcext:value-type="float">
            <text:p>1274</text:p>
          </table:table-cell>
          <table:table-cell office:value-type="float" office:value="60" calcext:value-type="float">
            <text:p>60</text:p>
          </table:table-cell>
          <table:table-cell table:formula="of:=[.D6]/360*2*3.14" office:value-type="float" office:value="1.04666666666667" calcext:value-type="float">
            <text:p>1.04666666666667</text:p>
          </table:table-cell>
          <table:table-cell office:value-type="float" office:value="26.4" calcext:value-type="float">
            <text:p>26.4</text:p>
          </table:table-cell>
          <table:table-cell table:formula="of:=[.F6]/360*2*3.14/2" office:value-type="float" office:value="0.230266666666667" calcext:value-type="float">
            <text:p>0.230266666666667</text:p>
          </table:table-cell>
          <table:table-cell table:formula="of:=(([.C6]^2 * 510.99895 * SIN([.E6]) * [.G6]) / (([.C6] * COS([.E6]) - 510.99895 - [.C6])^2))" office:value-type="float" office:value="125.587845511764" calcext:value-type="float">
            <text:p>125.587845511764</text:p>
          </table:table-cell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office:value-type="float" office:value="90" calcext:value-type="float">
            <text:p>90</text:p>
          </table:table-cell>
          <table:table-cell table:formula="of:=[.D7]/360*2*3.14" office:value-type="float" office:value="1.57" calcext:value-type="float">
            <text:p>1.57</text:p>
          </table:table-cell>
          <table:table-cell office:value-type="float" office:value="26.4" calcext:value-type="float">
            <text:p>26.4</text:p>
          </table:table-cell>
          <table:table-cell table:formula="of:=[.F7]/360*2*3.14/2" office:value-type="float" office:value="0.230266666666667" calcext:value-type="float">
            <text:p>0.230266666666667</text:p>
          </table:table-cell>
          <table:table-cell table:formula="of:=(([.C7]^2 * 510.99895 * SIN([.E7]) * [.G7]) / (([.C7] * COS([.E7]) - 510.99895 - [.C7])^2))" office:value-type="float" office:value="29.4399965520316" calcext:value-type="float">
            <text:p>29.4399965520316</text:p>
          </table:table-cell>
        </table:table-row>
        <table:table-row table:style-name="ro1">
          <table:table-cell table:number-columns-repeated="2"/>
          <table:table-cell office:value-type="float" office:value="1274" calcext:value-type="float">
            <text:p>1274</text:p>
          </table:table-cell>
          <table:table-cell office:value-type="float" office:value="90" calcext:value-type="float">
            <text:p>90</text:p>
          </table:table-cell>
          <table:table-cell table:formula="of:=[.D8]/360*2*3.14" office:value-type="float" office:value="1.57" calcext:value-type="float">
            <text:p>1.57</text:p>
          </table:table-cell>
          <table:table-cell office:value-type="float" office:value="26.4" calcext:value-type="float">
            <text:p>26.4</text:p>
          </table:table-cell>
          <table:table-cell table:formula="of:=[.F8]/360*2*3.14/2" office:value-type="float" office:value="0.230266666666667" calcext:value-type="float">
            <text:p>0.230266666666667</text:p>
          </table:table-cell>
          <table:table-cell table:formula="of:=(([.C8]^2 * 510.99895 * SIN([.E8]) * [.G8]) / (([.C8] * COS([.E8]) - 510.99895 - [.C8])^2))" office:value-type="float" office:value="60.0077966793479" calcext:value-type="float">
            <text:p>60.0077966793479</text:p>
          </table:table-cell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office:value-type="float" office:value="120" calcext:value-type="float">
            <text:p>120</text:p>
          </table:table-cell>
          <table:table-cell table:formula="of:=[.D9]/360*2*3.14" office:value-type="float" office:value="2.09333333333333" calcext:value-type="float">
            <text:p>2.09333333333333</text:p>
          </table:table-cell>
          <table:table-cell office:value-type="float" office:value="26.4" calcext:value-type="float">
            <text:p>26.4</text:p>
          </table:table-cell>
          <table:table-cell table:formula="of:=[.F9]/360*2*3.14/2" office:value-type="float" office:value="0.230266666666667" calcext:value-type="float">
            <text:p>0.230266666666667</text:p>
          </table:table-cell>
          <table:table-cell table:formula="of:=(([.C9]^2 * 510.99895 * SIN([.E9]) * [.G9]) / (([.C9] * COS([.E9]) - 510.99895 - [.C9])^2))" office:value-type="float" office:value="16.3263063891898" calcext:value-type="float">
            <text:p>16.3263063891898</text:p>
          </table:table-cell>
        </table:table-row>
        <table:table-row table:style-name="ro1">
          <table:table-cell table:number-columns-repeated="2"/>
          <table:table-cell office:value-type="float" office:value="1274" calcext:value-type="float">
            <text:p>1274</text:p>
          </table:table-cell>
          <table:table-cell office:value-type="float" office:value="120" calcext:value-type="float">
            <text:p>120</text:p>
          </table:table-cell>
          <table:table-cell table:formula="of:=[.D10]/360*2*3.14" office:value-type="float" office:value="2.09333333333333" calcext:value-type="float">
            <text:p>2.09333333333333</text:p>
          </table:table-cell>
          <table:table-cell office:value-type="float" office:value="26.4" calcext:value-type="float">
            <text:p>26.4</text:p>
          </table:table-cell>
          <table:table-cell table:formula="of:=[.F10]/360*2*3.14/2" office:value-type="float" office:value="0.230266666666667" calcext:value-type="float">
            <text:p>0.230266666666667</text:p>
          </table:table-cell>
          <table:table-cell table:formula="of:=(([.C10]^2 * 510.99895 * SIN([.E10]) * [.G10]) / (([.C10] * COS([.E10]) - 510.99895 - [.C10])^2))" office:value-type="float" office:value="28.239624517433" calcext:value-type="float">
            <text:p>28.23962451743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office:value-type="float" office:value="60" calcext:value-type="float">
            <text:p>60</text:p>
          </table:table-cell>
          <table:table-cell table:formula="of:=[.D13]/360*2*3.14" office:value-type="float" office:value="1.04666666666667" calcext:value-type="float">
            <text:p>1.04666666666667</text:p>
          </table:table-cell>
          <table:table-cell office:value-type="float" office:value="17.4" calcext:value-type="float">
            <text:p>17.4</text:p>
          </table:table-cell>
          <table:table-cell table:formula="of:=[.F13]/360*2*3.14/2" office:value-type="float" office:value="0.151766666666667" calcext:value-type="float">
            <text:p>0.151766666666667</text:p>
          </table:table-cell>
          <table:table-cell table:formula="of:=(([.C13]^2 * 510.99895 * SIN([.E13]) * [.G13]) / (([.C13] * COS([.E13]) - 510.99895 - [.C13])^2))" office:value-type="float" office:value="29.859239310342" calcext:value-type="float">
            <text:p>29.859239310342</text:p>
          </table:table-cell>
        </table:table-row>
        <table:table-row table:style-name="ro1">
          <table:table-cell table:number-columns-repeated="2"/>
          <table:table-cell office:value-type="float" office:value="1274" calcext:value-type="float">
            <text:p>1274</text:p>
          </table:table-cell>
          <table:table-cell office:value-type="float" office:value="60" calcext:value-type="float">
            <text:p>60</text:p>
          </table:table-cell>
          <table:table-cell table:formula="of:=[.D14]/360*2*3.14" office:value-type="float" office:value="1.04666666666667" calcext:value-type="float">
            <text:p>1.04666666666667</text:p>
          </table:table-cell>
          <table:table-cell office:value-type="float" office:value="17.4" calcext:value-type="float">
            <text:p>17.4</text:p>
          </table:table-cell>
          <table:table-cell table:formula="of:=[.F14]/360*2*3.14/2" office:value-type="float" office:value="0.151766666666667" calcext:value-type="float">
            <text:p>0.151766666666667</text:p>
          </table:table-cell>
          <table:table-cell table:formula="of:=(([.C14]^2 * 510.99895 * SIN([.E14]) * [.G14]) / (([.C14] * COS([.E14]) - 510.99895 - [.C14])^2))" office:value-type="float" office:value="82.7738072691169" calcext:value-type="float">
            <text:p>82.7738072691169</text:p>
          </table:table-cell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office:value-type="float" office:value="90" calcext:value-type="float">
            <text:p>90</text:p>
          </table:table-cell>
          <table:table-cell table:formula="of:=[.D15]/360*2*3.14" office:value-type="float" office:value="1.57" calcext:value-type="float">
            <text:p>1.57</text:p>
          </table:table-cell>
          <table:table-cell office:value-type="float" office:value="17.4" calcext:value-type="float">
            <text:p>17.4</text:p>
          </table:table-cell>
          <table:table-cell table:formula="of:=[.F15]/360*2*3.14/2" office:value-type="float" office:value="0.151766666666667" calcext:value-type="float">
            <text:p>0.151766666666667</text:p>
          </table:table-cell>
          <table:table-cell table:formula="of:=(([.C15]^2 * 510.99895 * SIN([.E15]) * [.G15]) / (([.C15] * COS([.E15]) - 510.99895 - [.C15])^2))" office:value-type="float" office:value="19.4036340911117" calcext:value-type="float">
            <text:p>19.4036340911117</text:p>
          </table:table-cell>
        </table:table-row>
        <table:table-row table:style-name="ro1">
          <table:table-cell table:number-columns-repeated="2"/>
          <table:table-cell office:value-type="float" office:value="1274" calcext:value-type="float">
            <text:p>1274</text:p>
          </table:table-cell>
          <table:table-cell office:value-type="float" office:value="90" calcext:value-type="float">
            <text:p>90</text:p>
          </table:table-cell>
          <table:table-cell table:formula="of:=[.D16]/360*2*3.14" office:value-type="float" office:value="1.57" calcext:value-type="float">
            <text:p>1.57</text:p>
          </table:table-cell>
          <table:table-cell office:value-type="float" office:value="17.4" calcext:value-type="float">
            <text:p>17.4</text:p>
          </table:table-cell>
          <table:table-cell table:formula="of:=[.F16]/360*2*3.14/2" office:value-type="float" office:value="0.151766666666667" calcext:value-type="float">
            <text:p>0.151766666666667</text:p>
          </table:table-cell>
          <table:table-cell table:formula="of:=(([.C16]^2 * 510.99895 * SIN([.E16]) * [.G16]) / (([.C16] * COS([.E16]) - 510.99895 - [.C16])^2))" office:value-type="float" office:value="39.5505932659339" calcext:value-type="float">
            <text:p>39.5505932659339</text:p>
          </table:table-cell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office:value-type="float" office:value="120" calcext:value-type="float">
            <text:p>120</text:p>
          </table:table-cell>
          <table:table-cell table:formula="of:=[.D17]/360*2*3.14" office:value-type="float" office:value="2.09333333333333" calcext:value-type="float">
            <text:p>2.09333333333333</text:p>
          </table:table-cell>
          <table:table-cell office:value-type="float" office:value="17.4" calcext:value-type="float">
            <text:p>17.4</text:p>
          </table:table-cell>
          <table:table-cell table:formula="of:=[.F17]/360*2*3.14/2" office:value-type="float" office:value="0.151766666666667" calcext:value-type="float">
            <text:p>0.151766666666667</text:p>
          </table:table-cell>
          <table:table-cell table:formula="of:=(([.C17]^2 * 510.99895 * SIN([.E17]) * [.G17]) / (([.C17] * COS([.E17]) - 510.99895 - [.C17])^2))" office:value-type="float" office:value="10.7605201201478" calcext:value-type="float">
            <text:p>10.7605201201478</text:p>
          </table:table-cell>
        </table:table-row>
        <table:table-row table:style-name="ro1">
          <table:table-cell table:number-columns-repeated="2"/>
          <table:table-cell office:value-type="float" office:value="1274" calcext:value-type="float">
            <text:p>1274</text:p>
          </table:table-cell>
          <table:table-cell office:value-type="float" office:value="120" calcext:value-type="float">
            <text:p>120</text:p>
          </table:table-cell>
          <table:table-cell table:formula="of:=[.D18]/360*2*3.14" office:value-type="float" office:value="2.09333333333333" calcext:value-type="float">
            <text:p>2.09333333333333</text:p>
          </table:table-cell>
          <table:table-cell office:value-type="float" office:value="17.4" calcext:value-type="float">
            <text:p>17.4</text:p>
          </table:table-cell>
          <table:table-cell table:formula="of:=[.F18]/360*2*3.14/2" office:value-type="float" office:value="0.151766666666667" calcext:value-type="float">
            <text:p>0.151766666666667</text:p>
          </table:table-cell>
          <table:table-cell table:formula="of:=(([.C18]^2 * 510.99895 * SIN([.E18]) * [.G18]) / (([.C18] * COS([.E18]) - 510.99895 - [.C18])^2))" office:value-type="float" office:value="18.6124797955808" calcext:value-type="float">
            <text:p>18.61247979558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Linux Biolinum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23:45:39.884808839</meta:creation-date>
    <dc:date>2025-01-10T12:18:53.795507949</dc:date>
    <meta:editing-duration>PT12H9M44S</meta:editing-duration>
    <meta:editing-cycles>2</meta:editing-cycles>
    <meta:generator>LibreOffice/24.8.4.2$Linux_X86_64 LibreOffice_project/480$Build-2</meta:generator>
    <meta:document-statistic meta:table-count="1" meta:cell-count="83" meta:object-count="0"/>
  </office:meta>
</office:document-meta>
</file>